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c7" officeooo:paragraph-rsid="001d3a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d</text:p>
      <text:p text:style-name="P1"/>
      <text:p text:style-name="P1">character</text:p>
      <text:p text:style-name="P1"/>
      <text:p text:style-name="P1">enemy</text:p>
      <text:p text:style-name="P1"/>
      <text:p text:style-name="P1">game</text:p>
      <text:p text:style-name="P1"/>
      <text:p text:style-name="P1">item </text:p>
      <text:p text:style-name="P1"/>
      <text:p text:style-name="P1">weapon</text:p>
      <text:p text:style-name="P1"/>
      <text:p text:style-name="P1">shield</text:p>
      <text:p text:style-name="P1"/>
      <text:p text:style-name="P1">armour</text:p>
      <text:p text:style-name="P1"/>
      <text:p text:style-name="P1">pot</text:p>
      <text:p text:style-name="P1"/>
      <text:p text:style-name="P1">location</text:p>
      <text:p text:style-name="P1"/>
      <text:p text:style-name="P1">map</text:p>
      <text:p text:style-name="P1"/>
      <text:p text:style-name="P1">shop</text:p>
      <text:p text:style-name="P1"/>
      <text:p text:style-name="P1">story characters – each one</text:p>
      <text:p text:style-name="P1"/>
      <text:p text:style-name="P1">play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1:07:11.185871419</meta:creation-date>
    <dc:date>2020-12-14T22:09:58.179156701</dc:date>
    <meta:editing-duration>PT10H52M36S</meta:editing-duration>
    <meta:editing-cycles>1</meta:editing-cycles>
    <meta:document-statistic meta:table-count="0" meta:image-count="0" meta:object-count="0" meta:page-count="1" meta:paragraph-count="14" meta:word-count="17" meta:character-count="95" meta:non-whitespace-character-count="90"/>
    <meta:generator>LibreOffice/6.4.6.2$Linux_X86_64 LibreOffice_project/40$Build-2</meta:generator>
  </office:meta>
</office:document-meta>
</file>